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0B20000014209EE71EA.svm" manifest:media-type=""/>
  <manifest:file-entry manifest:full-path="Pictures/200000010000018A000001426629AA50.svm" manifest:media-type=""/>
  <manifest:file-entry manifest:full-path="Pictures/20000001000003120000015F7A2C24D6.svm" manifest:media-type=""/>
  <manifest:file-entry manifest:full-path="Pictures/20000001000002260000015F658E4F08.svm" manifest:media-type=""/>
  <manifest:file-entry manifest:full-path="Pictures/200000010000014F0000014266E0A8B9.svm" manifest:media-type=""/>
  <manifest:file-entry manifest:full-path="Pictures/200000010000035E0000033DC4AEFCBF.svm" manifest:media-type=""/>
  <manifest:file-entry manifest:full-path="Pictures/20003CF000004F1D00003B5623A25DA4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2§display§\left | {A_{v}} \right |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left|{A_{vD}}\right|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frac{\left|A_{vD}\right|}{\sqrt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f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f_H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75cm" svg:height="2.031cm" svg:x="1.309cm" svg:y="1.171cm">
          <draw:image xlink:href="Pictures/20003CF000004F1D00003B5623A25DA4.wmf" xlink:type="simple" xlink:show="embed" xlink:actuate="onLoad">
            <text:p/>
          </draw:image>
        </draw:frame>
        <draw:line draw:style-name="gr2" draw:text-style-name="P1" draw:layer="layout" svg:x1="2.511cm" svg:y1="2.94cm" svg:x2="10.045cm" svg:y2="2.94cm">
          <text:p/>
        </draw:line>
        <draw:line draw:style-name="gr2" draw:text-style-name="P1" draw:layer="layout" svg:x1="2.512cm" svg:y1="2.938cm" svg:x2="2.512cm" svg:y2="0.747cm">
          <text:p/>
        </draw:line>
        <draw:line draw:style-name="gr3" draw:text-style-name="P1" xml:id="id4" draw:id="id4" draw:layer="layout" svg:x1="5.252cm" svg:y1="1.485cm" svg:x2="2.506cm" svg:y2="1.485cm">
          <text:p/>
        </draw:line>
        <draw:line draw:style-name="gr3" draw:text-style-name="P1" xml:id="id2" draw:id="id2" draw:layer="layout" svg:x1="8.562cm" svg:y1="1.831cm" svg:x2="2.519cm" svg:y2="1.831cm">
          <text:p/>
        </draw:line>
        <draw:line draw:style-name="gr3" draw:text-style-name="P1" draw:layer="layout" svg:x1="4.627cm" svg:y1="1.818cm" svg:x2="4.627cm" svg:y2="2.931cm">
          <text:p/>
        </draw:line>
        <draw:line draw:style-name="gr3" draw:text-style-name="P1" draw:layer="layout" svg:x1="8.575cm" svg:y1="1.832cm" svg:x2="8.575cm" svg:y2="2.945cm">
          <text:p/>
        </draw:line>
        <draw:frame draw:style-name="gr4" draw:text-style-name="P3" draw:layer="layout" svg:width="1.717cm" svg:height="0.848cm" svg:x="5.455cm" svg:y="1.955cm">
          <draw:text-box>
            <text:p text:style-name="P2"><text:span text:style-name="T1">درمیانی تعدد</text:span></text:p>
          </draw:text-box>
        </draw:frame>
        <draw:frame draw:style-name="gr4" draw:text-style-name="P3" draw:layer="layout" svg:width="1.319cm" svg:height="0.848cm" svg:x="8.983cm" svg:y="1.793cm">
          <draw:text-box>
            <text:p text:style-name="P2"><text:span text:style-name="T1">بلند تعدد</text:span></text:p>
          </draw:text-box>
        </draw:frame>
        <draw:frame draw:style-name="gr4" draw:text-style-name="P3" draw:layer="layout" svg:width="1.484cm" svg:height="0.848cm" svg:x="2.388cm" svg:y="1.684cm">
          <draw:text-box>
            <text:p text:style-name="P2"><text:span text:style-name="T1">پست تعدد</text:span></text:p>
          </draw:text-box>
        </draw:frame>
        <draw:line draw:style-name="gr5" draw:text-style-name="P1" draw:layer="layout" svg:x1="5.454cm" svg:y1="2.443cm" svg:x2="4.627cm" svg:y2="2.443cm">
          <text:p/>
        </draw:line>
        <draw:line draw:style-name="gr5" draw:text-style-name="P1" draw:layer="layout" svg:x1="7.729cm" svg:y1="2.434cm" svg:x2="8.556cm" svg:y2="2.434cm">
          <text:p/>
        </draw:line>
        <draw:connector draw:style-name="gr6" draw:text-style-name="P1" draw:layer="layout" draw:type="curve" draw:line-skew="0.537cm" svg:x1="1.241cm" svg:y1="2.173cm" svg:x2="2.519cm" svg:y2="1.831cm" draw:start-shape="id1" draw:start-glue-point="0" draw:end-shape="id2" draw:end-glue-point="3" svg:d="M1241 2173c0-459 1278-288 1278-342" svg:viewBox="0 0 1279 343">
          <text:p/>
        </draw:connector>
        <draw:connector draw:style-name="gr6" draw:text-style-name="P1" draw:layer="layout" draw:type="curve" draw:line-skew="-0.502cm" svg:x1="1.262cm" svg:y1="1.177cm" svg:x2="2.506cm" svg:y2="1.485cm" draw:start-shape="id3" draw:start-glue-point="2" draw:end-shape="id4" draw:end-glue-point="3" svg:d="M1262 1177c0 460 1244 307 1244 308" svg:viewBox="0 0 1245 333">
          <text:p/>
        </draw:connector>
        <draw:frame draw:style-name="gr7" draw:text-style-name="P1" draw:layer="layout" svg:width="0.659cm" svg:height="0.42cm" svg:x="2.176cm" svg:y="0.303cm">
          <draw:image xlink:href="Pictures/20000001000002260000015F658E4F08.svm" xlink:type="simple" xlink:show="embed" xlink:actuate="onLoad">
            <text:p/>
          </draw:image>
        </draw:frame>
        <draw:frame draw:style-name="gr8" draw:text-style-name="P1" xml:id="id3" draw:id="id3" draw:layer="layout" svg:width="0.942cm" svg:height="0.42cm" svg:x="0.791cm" svg:y="0.757cm">
          <draw:image xlink:href="Pictures/20000001000003120000015F7A2C24D6.svm" xlink:type="simple" xlink:show="embed" xlink:actuate="onLoad">
            <text:p/>
          </draw:image>
        </draw:frame>
        <draw:frame draw:style-name="gr9" draw:text-style-name="P1" xml:id="id1" draw:id="id1" draw:layer="layout" svg:width="1.033cm" svg:height="0.994cm" svg:x="0.725cm" svg:y="2.173cm">
          <draw:image xlink:href="Pictures/200000010000035E0000033DC4AEFCBF.svm" xlink:type="simple" xlink:show="embed" xlink:actuate="onLoad">
            <text:p/>
          </draw:image>
        </draw:frame>
        <draw:frame draw:style-name="gr10" draw:text-style-name="P1" draw:layer="layout" svg:width="0.401cm" svg:height="0.385cm" svg:x="4.421cm" svg:y="3.069cm">
          <draw:image xlink:href="Pictures/200000010000014F0000014266E0A8B9.svm" xlink:type="simple" xlink:show="embed" xlink:actuate="onLoad">
            <text:p/>
          </draw:image>
        </draw:frame>
        <draw:frame draw:style-name="gr11" draw:text-style-name="P1" draw:layer="layout" svg:width="0.472cm" svg:height="0.385cm" svg:x="8.316cm" svg:y="3.069cm">
          <draw:image xlink:href="Pictures/200000010000018A000001426629AA50.svm" xlink:type="simple" xlink:show="embed" xlink:actuate="onLoad">
            <text:p/>
          </draw:image>
        </draw:frame>
        <draw:frame draw:style-name="gr12" draw:text-style-name="P1" draw:layer="layout" svg:width="0.212cm" svg:height="0.385cm" svg:x="10.185cm" svg:y="2.766cm">
          <draw:image xlink:href="Pictures/20000001000000B20000014209EE71E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 LibreOffice_project/420m0$Build-2</meta:generator>
    <dc:date>2017-03-28T17:59:10.651342435</dc:date>
    <meta:editing-duration>PT12M</meta:editing-duration>
    <meta:editing-cycles>6</meta:editing-cycles>
    <meta:document-statistic meta:object-count="20"/>
  </office:meta>
</office:document-meta>
</file>